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5f5f5" draw:fill-hatch-solid="true" draw:opacity="100%" draw:textarea-vertical-align="middle" draw:shadow-opacity="100%"/>
    </style:style>
    <style:style style:name="gr2" style:family="graphic" style:parent-style-name="objectwithoutfill">
      <style:graphic-properties svg:stroke-width="0.2cm" svg:stroke-color="#cccccc" draw:marker-start-width="0.5cm" draw:marker-end-width="0.5cm" svg:stroke-opacity="100%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999999" draw:marker-start-width="0.5cm" draw:marker-end-width="0.5cm" svg:stroke-opacity="100%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cm" draw:marker-start-width="0.2cm" draw:marker-end-width="0.2cm" draw:fill-color="#4c4c4c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999cm" svg:height="4.199cm" svg:x="0.22cm" svg:y="0.22cm" svg:viewBox="0 0 10000 4200" draw:points="0,2900 1000,600 4300,0 8100,600 10000,2300 8200,3900 6600,4200 2800,3600">
            <text:p/>
          </draw:polygon>
          <draw:polyline draw:style-name="gr2" draw:text-style-name="P1" draw:layer="layout" svg:width="4.332cm" svg:height="9.496cm" draw:transform="rotate (1.30690254389335) translate (0.22cm 3.12cm)" svg:viewBox="0 0 4333 9497" draw:points="0,0 2481,365 3921,3395 4333,7220 3188,9497">
            <text:p/>
          </draw:polyline>
          <draw:polyline draw:style-name="gr3" draw:text-style-name="P1" draw:layer="layout" svg:width="9.449cm" svg:height="3.324cm" draw:transform="rotate (-0.278380015693096) translate (1.13367306227099cm -0.0768831799004725cm)" svg:viewBox="0 0 9450 3325" draw:points="0,3325 2885,3229 6703,2761 8159,2033 9450,0">
            <text:p/>
          </draw:polyline>
          <draw:custom-shape draw:style-name="gr4" draw:text-style-name="P1" draw:layer="layout" svg:width="0.4cm" svg:height="0.4cm" svg:x="3.32cm" svg:y="1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7.62cm" svg:y="2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2.82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6.62cm" svg:y="4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4cm" svg:height="0.4cm" svg:x="5.22cm" svg:y="3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6.42cm" svg:y="1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1.52cm" svg:y="2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1.02cm" svg:y="0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4.32cm" svg:y="0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8.12cm" svg:y="0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8.22cm" svg:y="3.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4cm" svg:height="0.4cm" svg:x="0.02cm" svg:y="2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10.02cm" svg:y="2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5.62cm" svg:y="1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4cm" svg:height="0.4cm" svg:x="3.62cm" svg:y="2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4cm" fo:page-height="4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8T10:07:41</meta:creation-date>
    <dc:date>2013-04-18T10:40:51</dc:date>
    <dc:creator>erik wienhold</dc:creator>
    <meta:editing-duration>PT30M56S</meta:editing-duration>
    <meta:editing-cycles>8</meta:editing-cycles>
    <meta:generator>LibreOffice/3.5$Linux_X86_64 LibreOffice_project/350m1$Build-2</meta:generator>
    <meta:document-statistic meta:object-count="19"/>
  </office:meta>
</office:document-meta>
</file>